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701cm" svg:height="6.581cm" svg:x="23.326cm" svg:y="0.08cm">
            <draw:object draw:notify-on-update-of-ranges="Feuille1.C1:Feuille1.C5 Feuille1.B1:Feui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792cm" svg:height="6.633cm" svg:x="23.152cm" svg:y="6.795cm">
            <draw:object draw:notify-on-update-of-ranges="Feuille1.C7:Feuille1.C10 Feuille1.B7:Feuille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832cm" svg:height="6.655cm" svg:x="23.08cm" svg:y="13.813cm">
            <draw:object draw:notify-on-update-of-ranges="Feuille1.A12:Feuille1.A15 Feuille1.B12:Feuille1.B15 Feuille1.C12:Feuille1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mpl</text:p>
          </table:table-cell>
          <table:table-cell table:style-name="ce1" office:value-type="string" calcext:value-type="string">
            <text:p>FPS NO display</text:p>
          </table:table-cell>
          <table:table-cell table:style-name="ce1" office:value-type="string" calcext:value-type="string">
            <text:p>NB 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 GPU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 GPU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9984 particules</text:p>
          </table:table-cell>
        </table:table-row>
        <table:table-row table:style-name="ro1">
          <table:table-cell office:value-type="string" calcext:value-type="string">
            <text:p>Naive GPU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 GPU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oat 3-4 SM</text:p>
          </table:table-cell>
          <table:table-cell office:value-type="float" office:value="2072" calcext:value-type="float">
            <text:p>207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loat 4 sur position avec poids</text:p>
          </table:table-cell>
        </table:table-row>
        <table:table-row table:style-name="ro1">
          <table:table-cell office:value-type="string" calcext:value-type="string">
            <text:p>float 3-4</text:p>
          </table:table-cell>
          <table:table-cell office:value-type="float" office:value="2115" calcext:value-type="float">
            <text:p>21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Accel et velocité float 3</text:p>
          </table:table-cell>
        </table:table-row>
        <table:table-row table:style-name="ro1">
          <table:table-cell office:value-type="string" calcext:value-type="string">
            <text:p>float 3-4</text:p>
          </table:table-cell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 3-4</text:p>
          </table:table-cell>
          <table:table-cell office:value-type="float" office:value="1750" calcext:value-type="float">
            <text:p>175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oat 4 SM</text:p>
          </table:table-cell>
          <table:table-cell office:value-type="float" office:value="2075" calcext:value-type="float">
            <text:p>20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 4</text:p>
          </table:table-cell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 4</text:p>
          </table:table-cell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 4</text:p>
          </table:table-cell>
          <table:table-cell office:value-type="float" office:value="1750" calcext:value-type="float">
            <text:p>1750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5:53:35.435538701</meta:creation-date>
    <dc:date>2023-10-13T16:09:52.506262776</dc:date>
    <meta:editing-duration>PT16M16S</meta:editing-duration>
    <meta:editing-cycles>4</meta:editing-cycles>
    <meta:generator>LibreOffice/7.1.8.1$Linux_X86_64 LibreOffice_project/10$Build-1</meta:generator>
    <meta:document-statistic meta:table-count="1" meta:cell-count="4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02cm" svg:height="6.582cm" xlink:href=".." xlink:type="simple" chart:class="chart:scatter" chart:column-mapping="1 0" chart:style-name="ch1">
        <chart:legend chart:legend-position="end" svg:x="8.77cm" svg:y="2.992cm" style:legend-expansion="high" chart:style-name="ch2"/>
        <chart:plot-area chart:style-name="ch3" table:cell-range-address="Feuille1.B1:Feuille1.C5" svg:x="0.017cm" svg:y="0.058cm" svg:width="9.381cm" svg:height="6.545cm">
          <chart:coordinate-region svg:x="0.824cm" svg:y="0.257cm" svg:width="8.294cm" svg:height="5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5" chart:class="chart:scatter">
            <chart:domain table:cell-range-address="Feuille1.C1:Feuille1.C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C1:Feuille1.C5</svg:desc>
                </draw:g>
              </table:table-cell>
              <table:table-cell office:value-type="float" office:value="NaN">
                <text:p>NaN</text:p>
                <draw:g>
                  <svg:desc>Feuille1.B1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93cm" svg:height="6.634cm" xlink:href=".." xlink:type="simple" chart:class="chart:scatter" chart:column-mapping="1 0" chart:style-name="ch1">
        <chart:legend chart:legend-position="end" svg:x="8.861cm" svg:y="3.018cm" style:legend-expansion="high" chart:style-name="ch2"/>
        <chart:plot-area chart:style-name="ch3" table:cell-range-address="Feuille1.B7:Feuille1.C10" svg:x="0.235cm" svg:y="0.132cm" svg:width="8.391cm" svg:height="6.37cm">
          <chart:coordinate-region svg:x="1.227cm" svg:y="0.331cm" svg:width="7.119cm" svg:height="5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7:Feuille1.B10" chart:class="chart:scatter">
            <chart:domain table:cell-range-address="Feuille1.C7:Feuille1.C1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euille1.C7:Feuille1.C10</svg:desc>
                </draw:g>
              </table:table-cell>
              <table:table-cell office:value-type="float" office:value="2072">
                <text:p>2072</text:p>
                <draw:g>
                  <svg:desc>Feuille1.B7:Feui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750">
                <text:p>17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3cm" svg:height="6.656cm" xlink:href=".." xlink:type="simple" chart:class="chart:scatter" chart:column-mapping="1 0" chart:style-name="ch1">
        <chart:legend chart:legend-position="end" svg:x="8.901cm" svg:y="3.029cm" style:legend-expansion="high" chart:style-name="ch2"/>
        <chart:plot-area chart:style-name="ch3" table:cell-range-address="Feuille1.A12:Feuille1.C15" chart:data-source-has-labels="column" svg:x="0.236cm" svg:y="0.133cm" svg:width="8.429cm" svg:height="6.39cm">
          <chart:coordinate-region svg:x="1.228cm" svg:y="0.332cm" svg:width="7.157cm" svg:height="5.544cm"/>
          <chart:axis chart:dimension="x" chart:name="primary-x" chart:style-name="ch4" chartooo:axis-type="auto">
            <chart:categories table:cell-range-address="Feuille1.A12:Feui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2:Feuille1.B15" chart:class="chart:scatter">
            <chart:domain table:cell-range-address="Feuille1.C12:Feuille1.C1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Float 4 SM</text:p>
                <draw:g>
                  <svg:desc>Feuille1.A12:Feuille1.A15</svg:desc>
                </draw:g>
              </table:table-cell>
              <table:table-cell office:value-type="float" office:value="32">
                <text:p>32</text:p>
                <draw:g>
                  <svg:desc>Feuille1.C12:Feuille1.C15</svg:desc>
                </draw:g>
              </table:table-cell>
              <table:table-cell office:value-type="float" office:value="2075">
                <text:p>2075</text:p>
                <draw:g>
                  <svg:desc>Feuille1.B12:Feuille1.B15</svg:desc>
                </draw:g>
              </table:table-cell>
            </table:table-row>
            <table:table-row>
              <table:table-cell office:value-type="string">
                <text:p>Float 4</text:p>
              </table:table-cell>
              <table:table-cell office:value-type="float" office:value="64">
                <text:p>6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Float 4</text:p>
              </table:table-cell>
              <table:table-cell office:value-type="float" office:value="128">
                <text:p>12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Float 4</text:p>
              </table:table-cell>
              <table:table-cell office:value-type="float" office:value="256">
                <text:p>256</text:p>
              </table:table-cell>
              <table:table-cell office:value-type="float" office:value="1750">
                <text:p>17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